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65cm" fo:min-width="2.6cm"/>
    </style:style>
    <style:style style:name="gr2" style:family="graphic" style:parent-style-name="standard">
      <style:graphic-properties draw:stroke="none" svg:stroke-color="#000000" draw:fill="none" draw:fill-color="#ffffff" fo:min-height="0.92cm"/>
    </style:style>
    <style:style style:name="gr3" style:family="graphic" style:parent-style-name="standard">
      <style:graphic-properties draw:stroke="none" svg:stroke-color="#000000" draw:fill="none" draw:fill-color="#ffffff" fo:min-height="0.7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9.85cm" fo:min-width="2.6cm"/>
    </style:style>
    <style:style style:name="gr7" style:family="graphic" style:parent-style-name="standard">
      <style:graphic-properties draw:stroke="none" svg:stroke-color="#000000" draw:fill="none" draw:fill-color="#ffffff" fo:min-height="1.0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45cm" fo:min-width="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4.05cm" fo:min-width="2.6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45cm" fo:min-width="2.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3.85cm" fo:min-width="3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3.95cm" fo:min-width="3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4.85cm" fo:min-width="3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standard">
      <style:graphic-properties draw:stroke="none" svg:stroke-color="#000000" draw:fill="none" draw:fill-color="#ffffff" fo:min-height="1.839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8.15cm" fo:min-width="2.6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5.45cm" fo:min-width="2.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cm" svg:height="6.9cm" svg:x="2.5cm" svg:y="2.9cm">
          <text:p text:style-name="P1">ID</text:p>
          <text:p text:style-name="P1">用户名</text:p>
          <text:p text:style-name="P1">密码</text:p>
          <text:p text:style-name="P1">邮箱</text:p>
          <text:p text:style-name="P1">激活标识</text:p>
          <text:p text:style-name="P1">权限标识</text:p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cm" svg:height="1.17cm" svg:x="2.9cm" svg:y="1.53cm">
          <draw:text-box>
            <text:p>用户表</text:p>
          </draw:text-box>
        </draw:frame>
        <draw:custom-shape draw:style-name="gr1" draw:text-style-name="P2" draw:layer="layout" svg:width="3.1cm" svg:height="6.9cm" svg:x="8cm" svg:y="2.9cm">
          <text:p text:style-name="P1">ID</text:p>
          <text:p text:style-name="P1">收件人</text:p>
          <text:p text:style-name="P1">地址</text:p>
          <text:p text:style-name="P1">邮编</text:p>
          <text:p text:style-name="P1">联系方式</text:p>
          <text:p text:style-name="P1">是否默认</text:p>
          <text:p text:style-name="P1">用户ID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6cm" svg:height="1.17cm" svg:x="8cm" svg:y="9.83cm">
          <draw:text-box>
            <text:p>订单信息表</text:p>
          </draw:text-box>
        </draw:frame>
        <draw:line draw:style-name="gr4" draw:text-style-name="P4" draw:layer="layout" svg:x1="5.6cm" svg:y1="6.8cm" svg:x2="8cm" svg:y2="6.8cm">
          <text:p/>
        </draw:line>
        <draw:frame draw:style-name="gr5" draw:text-style-name="P3" draw:layer="layout" svg:width="2.8cm" svg:height="1.5cm" svg:x="5.8cm" svg:y="5cm">
          <draw:text-box>
            <text:p>一对多</text:p>
          </draw:text-box>
        </draw:frame>
        <draw:custom-shape draw:style-name="gr6" draw:text-style-name="P2" draw:layer="layout" svg:width="3.1cm" svg:height="10.1cm" svg:x="12.7cm" svg:y="2.8cm">
          <text:p text:style-name="P1">ID</text:p>
          <text:p text:style-name="P1">名称</text:p>
          <text:p text:style-name="P1">简介</text:p>
          <text:p text:style-name="P1">价格</text:p>
          <text:p text:style-name="P1">单位</text:p>
          <text:p text:style-name="P1">库存</text:p>
          <text:p text:style-name="P1">详情</text:p>
          <text:p text:style-name="P1">*图片</text:p>
          <text:p text:style-name="P1">状态</text:p>
          <text:p text:style-name="P1">种类ID</text:p>
          <text:p text:style-name="P1">*销量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2cm" svg:height="1.3cm" svg:x="12.3cm" svg:y="1.7cm">
          <draw:text-box>
            <text:p>商品SKU表</text:p>
          </draw:text-box>
        </draw:frame>
        <draw:custom-shape draw:style-name="gr8" draw:text-style-name="P2" draw:layer="layout" svg:width="3.5cm" svg:height="3.7cm" svg:x="14.4cm" svg:y="14.3cm">
          <text:p text:style-name="P1">ID</text:p>
          <text:p text:style-name="P1">图片</text:p>
          <text:p text:style-name="P1">商品SKU ID</text:p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2cm" svg:height="1.17cm" svg:x="2.9cm" svg:y="19.4cm">
          <draw:text-box>
            <text:p>首页轮播商品表</text:p>
          </draw:text-box>
        </draw:frame>
        <draw:custom-shape draw:style-name="gr9" draw:text-style-name="P2" draw:layer="layout" svg:width="3.1cm" svg:height="4.3cm" svg:x="16.5cm" svg:y="2.9cm">
          <text:p text:style-name="P1">ID</text:p>
          <text:p text:style-name="P1">种类名称</text:p>
          <text:p text:style-name="P1">Logo</text:p>
          <text:p text:style-name="P1">图片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1cm" svg:height="1.17cm" svg:x="16.3cm" svg:y="1.63cm">
          <draw:text-box>
            <text:p>商品种类表</text:p>
          </draw:text-box>
        </draw:frame>
        <draw:custom-shape draw:style-name="gr10" draw:text-style-name="P2" draw:layer="layout" svg:width="3.1cm" svg:height="3.7cm" svg:x="16.4cm" svg:y="9.4cm">
          <text:p text:style-name="P1">ID</text:p>
          <text:p text:style-name="P1">名称</text:p>
          <text:p text:style-name="P1">详情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4.4cm" svg:height="1.3cm" svg:x="14.1cm" svg:y="13.1cm">
          <draw:text-box>
            <text:p>商品图片表</text:p>
          </draw:text-box>
        </draw:frame>
        <draw:custom-shape draw:style-name="gr11" draw:text-style-name="P2" draw:layer="layout" svg:width="3.5cm" svg:height="4.1cm" svg:x="3.8cm" svg:y="20.6cm">
          <text:p text:style-name="P1">ID</text:p>
          <text:p text:style-name="P1">SKU id</text:p>
          <text:p text:style-name="P1">图片</text:p>
          <text:p text:style-name="P1">index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5cm" svg:height="4.2cm" svg:x="9.4cm" svg:y="20.3cm">
          <text:p text:style-name="P1">ID</text:p>
          <text:p text:style-name="P1">图片</text:p>
          <text:p text:style-name="P1">活动url</text:p>
          <text:p text:style-name="P1">index</text:p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2cm" svg:height="1.17cm" svg:x="8.4cm" svg:y="19.3cm">
          <draw:text-box>
            <text:p>首页促销活动表</text:p>
          </draw:text-box>
        </draw:frame>
        <draw:custom-shape draw:style-name="gr13" draw:text-style-name="P2" draw:layer="layout" svg:width="3.5cm" svg:height="5.1cm" svg:x="14.2cm" svg:y="19.3cm">
          <text:p text:style-name="P1">ID</text:p>
          <text:p text:style-name="P1">SKU id</text:p>
          <text:p text:style-name="P1">种类id</text:p>
          <text:p text:style-name="P1">展示标识</text:p>
          <text:p text:style-name="P1">index</text:p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5cm" svg:height="1.17cm" svg:x="13.2cm" svg:y="17.93cm">
          <draw:text-box>
            <text:p>首页分类商品展示表</text:p>
          </draw:text-box>
        </draw:frame>
        <draw:frame draw:style-name="gr14" draw:text-style-name="P3" draw:layer="layout" svg:width="6.3cm" svg:height="1.2cm" svg:x="2.7cm" svg:y="24.7cm">
          <draw:text-box>
            <text:p>Index:用来指定顺序</text:p>
          </draw:text-box>
        </draw:frame>
        <draw:frame draw:style-name="gr14" draw:text-style-name="P3" draw:layer="layout" svg:width="12.9cm" svg:height="1.2cm" svg:x="2.8cm" svg:y="26cm">
          <draw:text-box>
            <text:p>Sku:库存量单位：例如一盒花生，1kg花生</text:p>
          </draw:text-box>
        </draw:frame>
        <draw:frame draw:style-name="gr14" draw:text-style-name="P3" draw:layer="layout" svg:width="12.9cm" svg:height="1.2cm" svg:x="2.8cm" svg:y="27.5cm">
          <draw:text-box>
            <text:p>Spu:标准产品单位：例如花生、苹果</text:p>
          </draw:text-box>
        </draw:frame>
        <draw:frame draw:style-name="gr15" draw:text-style-name="P3" draw:layer="layout" svg:width="6.9cm" svg:height="3.008cm" svg:x="1cm" svg:y="17.211cm">
          <draw:text-box>
            <text:p>redis实现购物车功能</text:p>
            <text:p>redis保存用户历史记录</text:p>
          </draw:text-box>
        </draw:frame>
        <draw:custom-shape draw:style-name="gr16" draw:text-style-name="P2" draw:layer="layout" svg:width="3.1cm" svg:height="8.4cm" svg:x="8cm" svg:y="11cm">
          <text:p text:style-name="P1">订单id</text:p>
          <text:p text:style-name="P1">用户id</text:p>
          <text:p text:style-name="P1">地址id</text:p>
          <text:p text:style-name="P1">支付方式</text:p>
          <text:p text:style-name="P1">*总数目</text:p>
          <text:p text:style-name="P1">*总金额</text:p>
          <text:p text:style-name="P1">支付状态</text:p>
          <text:p text:style-name="P1">创建时间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3.1cm" svg:height="5.7cm" svg:x="3.1cm" svg:y="11.4cm">
          <text:p text:style-name="P1">ID</text:p>
          <text:p text:style-name="P1">订单id</text:p>
          <text:p text:style-name="P1">Sku id</text:p>
          <text:p text:style-name="P1">商品数量</text:p>
          <text:p text:style-name="P1">商品价格</text:p>
          <text:p text:style-name="P1">评论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6cm" svg:height="1.17cm" svg:x="2.8cm" svg:y="10.23cm">
          <draw:text-box>
            <text:p>订单商品表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09:42:05.256472547</meta:creation-date>
    <dc:date>2020-01-16T10:45:59.484503433</dc:date>
    <meta:editing-duration>PT8M51S</meta:editing-duration>
    <meta:editing-cycles>2</meta:editing-cycles>
    <meta:generator>LibreOffice/6.0.7.3$Linux_X86_64 LibreOffice_project/00m0$Build-3</meta:generator>
    <meta:document-statistic meta:object-count="26"/>
  </office:meta>
</office:document-meta>
</file>